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ourier New" svg:font-family="'Courier New'" style:font-adornments="Standard"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use-window-font-color="true"/>
    </style:style>
    <style:style style:name="P2" style:family="paragraph" style:parent-style-name="Standard">
      <style:paragraph-properties fo:text-align="center" style:justify-single-word="false"/>
      <style:text-properties style:use-window-font-color="true" fo:font-size="14pt" fo:language="en" fo:country="GB" fo:font-weight="bold" style:font-size-asian="14pt" style:font-weight-asian="bold" style:font-size-complex="14pt"/>
    </style:style>
    <style:style style:name="P3" style:family="paragraph" style:parent-style-name="Standard">
      <style:text-properties style:use-window-font-color="true" fo:font-weight="bold" style:font-weight-asian="bold"/>
    </style:style>
    <style:style style:name="P4" style:family="paragraph" style:parent-style-name="Standard" style:master-page-name="Standard">
      <style:paragraph-properties fo:text-align="center" style:justify-single-word="false" style:page-number="auto"/>
      <style:text-properties style:use-window-font-color="true" fo:font-size="20pt" fo:language="en" fo:country="GB" fo:font-weight="bold" style:font-size-asian="20pt" style:font-weight-asian="bold" style:font-size-complex="20pt"/>
    </style:style>
    <style:style style:name="P5" style:family="paragraph" style:parent-style-name="Heading_20_1">
      <style:text-properties style:use-window-font-color="true"/>
    </style:style>
    <style:style style:name="P6" style:family="paragraph" style:parent-style-name="Heading_20_2">
      <style:text-properties style:use-window-font-color="true"/>
    </style:style>
    <style:style style:name="P7" style:family="paragraph" style:parent-style-name="List_20_Paragraph" style:list-style-name="WWNum2">
      <style:text-properties style:use-window-font-color="true"/>
    </style:style>
    <style:style style:name="P8" style:family="paragraph" style:parent-style-name="List_20_Paragraph" style:list-style-name="WWNum3">
      <style:text-properties style:use-window-font-color="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low of Work</text:p>
      <text:p text:style-name="P2">Material Collection</text:p>
      <text:h text:style-name="P5" text:outline-level="1">Förderprojekt</text:h>
      <text:p text:style-name="P1"/>
      <text:p text:style-name="P1">Ziel ist es eine Open Source Software für die einfache Prozessbeschreibung in kleinen und mittelständischen Unternehmen zur Verfügung zu stellen.</text:p>
      <text:p text:style-name="P1">Am Förderprojekt sollen 4 unterschiedliche Partner beteiligt sein, die jeweils einen anderen Fokus auf das Thema haben. Diese sind:</text:p>
      <text:list xml:id="list38177258" text:style-name="WWNum2">
        <text:list-item>
          <text:p text:style-name="P7">Strukturvorgaben durch etabliertes Prozesswissen</text:p>
        </text:list-item>
        <text:list-item>
          <text:p text:style-name="P7">Implementierung des Tools</text:p>
        </text:list-item>
        <text:list-item>
          <text:p text:style-name="P7">Visualisierung der Prozesse</text:p>
        </text:list-item>
        <text:list-item>
          <text:p text:style-name="P7">Implementierung eines Beispielprozesses</text:p>
        </text:list-item>
      </text:list>
      <text:p text:style-name="P1"/>
      <text:p text:style-name="P1">Firma Eclipseina</text:p>
      <text:p text:style-name="P1">Fachliche Expertise zu Informationsarchitekturen, verschiedenen Prozessmodellen ISO 26262, CMMI, ISO9001, sowie Erfahrung in der Beschreibung und Einführung von Prozessen in kleinen Zweigniederlassungen und großen Unternehmen ist vorhanden.</text:p>
      <text:p text:style-name="P1">Aufgaben:</text:p>
      <text:p text:style-name="P1">- Definition der Struktur von Prozessbeschreibungen</text:p>
      <text:p text:style-name="P1">- Beschreibung der Anforderungen an das Prozesstool</text:p>
      <text:p text:style-name="P1">- Nutzerbeschreibung</text:p>
      <text:p text:style-name="P1"/>
      <text:p text:style-name="P1">Firma Protos</text:p>
      <text:p text:style-name="P1">Fachliche Expertise im Bereich Toolentwicklung, DSLs</text:p>
      <text:p text:style-name="P1">Aufgaben:</text:p>
      <text:p text:style-name="P1">- Entwicklung eine Prozessbeschreibungstools auf Basis einer DSL für kleine und mittelständische Unternehmen.</text:p>
      <text:p text:style-name="P1">- Dabei wird eine Lösung angestrebt, die die Komplexität minimal hält, dennoch 80% der Anforderungen abdeckt</text:p>
      <text:p text:style-name="P1"/>
      <text:p text:style-name="P1">Firma abc</text:p>
      <text:p text:style-name="P1">Fachliche Expertise in allgemeinen Unternehmensabläufen, ISO9001 zertifiziert</text:p>
      <text:p text:style-name="P1">Aufgaben:</text:p>
      <text:p text:style-name="P1">Beschreibung eines Prozesses für ein mittelständisches Unternehmen, d.h. Pilotierung, Test und Anwendung des Prozessbeschreibungstools</text:p>
      <text:p text:style-name="P1"/>
      <text:p text:style-name="P1">Firma xyz</text:p>
      <text:p text:style-name="P1">Fachliche Expertise in Webanwendungen</text:p>
      <text:p text:style-name="P1">Aufgaben</text:p>
      <text:p text:style-name="P1">- Visualisierung der beschriebenen Prozesse in verschiedenen Sichten</text:p>
      <text:p text:style-name="P1"/>
      <text:p text:style-name="P1"/>
      <text:h text:style-name="P5" text:outline-level="1">3. Offene Punkte</text:h>
      <text:p text:style-name="P1"/>
      <text:h text:style-name="P6" text:outline-level="2">3.1 Sprache</text:h>
      <text:p text:style-name="P1"><text:s/>– deutsch oder englisch?</text:p>
      <text:p text:style-name="P1"><text:soft-page-break/></text:p>
      <text:h text:style-name="P6" text:outline-level="2">3.2 Warum noch ein zweites Prozess Open Source Tool?</text:h>
      <text:p text:style-name="P3">EPF</text:p>
      <text:p text:style-name="P1">http://www.eclipse.org/projects/project.php?id=technology.epf</text:p>
      <text:p text:style-name="P3">Unterschiede, Verbesserungen im Gegensatz zu EPF</text:p>
      <text:p text:style-name="P1">- …</text:p>
      <text:p text:style-name="P1"/>
      <text:h text:style-name="P5" text:outline-level="1">4. Requirements</text:h>
      <text:p text:style-name="P1"/>
      <text:h text:style-name="P6" text:outline-level="2">Perspektiven und Views</text:h>
      <text:list xml:id="list38183600" text:style-name="WWNum3">
        <text:list-item>
          <text:p text:style-name="P8">View Assessor e.g. grouped by CMMI / Spice topics<text:line-break/>Ein Assessor will im Allgemeinen die folgenden Informationen schnell bekommen<text:line-break/>- Warum wurde der Prozess so entwickelt<text:line-break/>- Gruppierung der Information wie in CMMI oder Spice, z.B. Wie macht ihr euer Requirements Engineering? Wie sieht eure Testpolitik, Teststrategie, euerTestkonzept aus?</text:p>
        </text:list-item>
        <text:list-item>
          <text:p text:style-name="P8">View Quality Engineer<text:line-break/>Which documents have to be available at which Milestone / Gateway<text:line-break/>Ein Qualitätsingenieur will die Entwicklung überprüfen und zu einem Meilenstein den passenden Satz von Dokumenten sehen und zwar in der entsprechenden Qualität. Der Prozess muss ihm die Information geben mit welchen Excel Listen er die Verantwortlichen überprüfen kann.</text:p>
        </text:list-item>
        <text:list-item>
          <text:p text:style-name="P8">View Projekt Manager<text:line-break/>High level workflow, Milestone / Gateway checklist and documentation view<text:line-break/>Der Projektmanager braucht eine Gesamtübersicht über die Aktivitäten im Projekt. Er muss die Projektplanung und Steuerung machen und braucht dazu eine Übersicht. </text:p>
        </text:list-item>
        <text:list-item>
          <text:p text:style-name="P8">View Developer, Tester,…<text:line-break/>The role view, workflow view<text:line-break/>Der Entwickler muss wissen was er zu tun hat -&gt; Orientierung im Gesamtworkflow. Außerdem ist es gut zu wissen welche Aktivitäten der eigenen Rolle zugeordnet sind.</text:p>
        </text:list-item>
        <text:list-item>
          <text:p text:style-name="P8">Manager view<text:line-break/>Der Manger muss die Mitarbeiter passend einsetzen und sicherstellen, dass alle das benötigte Know-how haben. Er muss eine rollenbasierte Trainingsplanung machen können. D.h. er muss wissen welche Rolle welche Tools bedienen muss und welche Methodenbeschreibungen kennen muss.</text:p>
        </text:list-item>
      </text:list>
      <text:p text:style-name="P1"/>
      <text:h text:style-name="P6" text:outline-level="2">Gateways</text:h>
      <text:p text:style-name="P1">Gateways definieren eine Liste von Work Products, mit optionalem Zustand, die zu einem gewissen Zeitpunkt vorhanden sein müsse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ourier New" svg:font-family="'Courier New'" style:font-adornments="Standard"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language-asian="en" style:country-asian="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paragraph-properties fo:margin-top="0.847cm" fo:margin-bottom="0cm" fo:keep-together="always" fo:keep-with-next="always"/>
      <style:text-properties fo:color="#000000" fo:font-size="14pt" fo:font-weight="bold" style:font-name-asian="Times New Roman1"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000000" fo:font-size="13pt" fo:font-weight="bold" style:font-name-asian="Times New Roman1"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fo:color="#000000" fo:font-weight="bold" style:font-name-asian="Times New Roman1"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Text_20_body"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Text_20_body" style:default-outline-level="6" style:class="text">
      <style:paragraph-properties fo:margin-top="0.423cm" fo:margin-bottom="0.106cm"/>
      <style:text-properties style:font-name="Times New Roman" fo:font-weight="bold" style:font-weight-asian="bold" style:font-weight-complex="bold"/>
    </style:style>
    <style:style style:name="Heading_20_7" style:display-name="Heading 7" style:family="paragraph" style:parent-style-name="Standard" style:next-style-name="Text_20_body" style:default-outline-level="7" style:class="text">
      <style:paragraph-properties fo:margin-top="0.423cm" fo:margin-bottom="0.106cm"/>
      <style:text-properties style:font-name="Times New Roman" fo:font-size="12pt" style:font-size-asian="12pt" style:font-size-complex="12pt"/>
    </style:style>
    <style:style style:name="Heading_20_8" style:display-name="Heading 8" style:family="paragraph" style:parent-style-name="Standard" style:next-style-name="Text_20_body" style:default-outline-level="8" style:class="text">
      <style:paragraph-properties fo:margin-top="0.423cm" fo:margin-bottom="0.106cm"/>
      <style:text-properties style:font-name="Times New Roman" fo:font-size="12pt" fo:font-style="italic" style:font-size-asian="12pt" style:font-style-asian="italic" style:font-size-complex="12pt" style:font-style-complex="italic"/>
    </style:style>
    <style:style style:name="Heading_20_9" style:display-name="Heading 9" style:family="paragraph" style:parent-style-name="Standard" style:next-style-name="Text_20_body" style:default-outline-level="9" style:class="text">
      <style:paragraph-properties fo:margin-top="0.423cm" fo:margin-bottom="0.106cm"/>
      <style:text-properties style:font-name-complex="Arial2"/>
    </style:style>
    <style:style style:name="Normal_20__28_Web_29_" style:display-name="Normal (Web)" style:family="paragraph" style:parent-style-name="Standard" style:default-outline-level="">
      <style:paragraph-properties fo:margin-top="0.049cm" fo:margin-bottom="0.049cm"/>
      <style:text-properties style:font-name="Times New Roman" fo:font-size="12pt" style:font-name-asian="Times New Roman1" style:font-size-asian="12pt" style:language-asian="de" style:country-asian="DE" style:font-size-complex="12pt"/>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3919" style:font-name="Arial1" fo:font-size="14pt" fo:language="de" fo:country="DE" fo:font-weight="bold" style:font-name-asian="Times New Roman1" style:font-size-asian="14pt" style:language-asian="en" style:country-asian="US" style:font-weight-asian="bold" style:font-name-complex="Times New Roman1" style:font-size-complex="14pt" style:language-complex="ar" style:country-complex="SA" style:font-weight-complex="bold"/>
    </style:style>
    <style:style style:name="Heading_20_2_20_Char" style:display-name="Heading 2 Char" style:family="text" style:parent-style-name="Default_20_Paragraph_20_Font">
      <style:text-properties fo:color="#004d22" style:font-name="Arial1" fo:font-size="13pt" fo:language="de" fo:country="DE" fo:font-weight="bold" style:font-name-asian="Times New Roman1" style:font-size-asian="13pt" style:language-asian="en" style:country-asian="US" style:font-weight-asian="bold" style:font-name-complex="Times New Roman1" style:font-size-complex="13pt" style:language-complex="ar" style:country-complex="SA" style:font-weight-complex="bold"/>
    </style:style>
    <style:style style:name="Heading_20_3_20_Char" style:display-name="Heading 3 Char" style:family="text" style:parent-style-name="Default_20_Paragraph_20_Font">
      <style:text-properties fo:color="#004d22" style:font-name="Arial1" fo:font-size="11pt" fo:language="de" fo:country="DE" fo:font-weight="bold" style:font-name-asian="Times New Roman1" style:font-size-asian="11pt" style:language-asian="en" style:country-asian="US" style:font-weight-asian="bold" style:font-name-complex="Times New Roman1" style:font-size-complex="11pt" style:language-complex="ar" style:country-complex="SA" style:font-weight-complex="bold"/>
    </style:style>
    <style:style style:name="Heading_20_4_20_Char" style:display-name="Heading 4 Char" style:family="text" style:parent-style-name="Default_20_Paragraph_20_Font">
      <style:text-properties style:font-name="Calibri" fo:font-size="14pt" fo:font-weight="bold" style:font-size-asian="14pt" style:language-asian="en" style:country-asian="US" style:font-weight-asian="bold" style:font-size-complex="14pt" style:font-weight-complex="bold"/>
    </style:style>
    <style:style style:name="Heading_20_5_20_Char" style:display-name="Heading 5 Char" style:family="text" style:parent-style-name="Default_20_Paragraph_20_Font">
      <style:text-properties style:font-name="Calibri" fo:font-size="13pt" fo:font-style="italic" fo:font-weight="bold" style:font-size-asian="13pt" style:language-asian="en" style:country-asian="US"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style:font-name="Calibri" fo:font-weight="bold" style:language-asian="en" style:country-asian="US" style:font-weight-asian="bold" style:font-weight-complex="bold"/>
    </style:style>
    <style:style style:name="Heading_20_7_20_Char" style:display-name="Heading 7 Char" style:family="text" style:parent-style-name="Default_20_Paragraph_20_Font">
      <style:text-properties style:font-name="Calibri" fo:font-size="12pt" style:font-size-asian="12pt" style:language-asian="en" style:country-asian="US" style:font-size-complex="12pt"/>
    </style:style>
    <style:style style:name="Heading_20_8_20_Char" style:display-name="Heading 8 Char" style:family="text" style:parent-style-name="Default_20_Paragraph_20_Font">
      <style:text-properties style:font-name="Calibri" fo:font-size="12pt" fo:font-style="italic" style:font-size-asian="12pt" style:language-asian="en" style:country-asian="US" style:font-style-asian="italic" style:font-size-complex="12pt" style:font-style-complex="italic"/>
    </style:style>
    <style:style style:name="Heading_20_9_20_Char" style:display-name="Heading 9 Char" style:family="text" style:parent-style-name="Default_20_Paragraph_20_Font">
      <style:text-properties style:font-name="Cambria" style:language-asian="en" style:country-asian="US"/>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1" style:language-complex="zxx" style:country-complex="none"/>
    </style:style>
    <style:style style:name="toctoggle" style:family="text" style:parent-style-name="Default_20_Paragraph_20_Font">
      <style:text-properties style:font-name-complex="Times New Roman1"/>
    </style:style>
    <style:style style:name="tocnumber" style:family="text" style:parent-style-name="Default_20_Paragraph_20_Font">
      <style:text-properties style:font-name-complex="Times New Roman1"/>
    </style:style>
    <style:style style:name="toctext" style:family="text" style:parent-style-name="Default_20_Paragraph_20_Font">
      <style:text-properties style:font-name-complex="Times New Roman1"/>
    </style:style>
    <style:style style:name="mw-headline" style:family="text" style:parent-style-name="Default_20_Paragraph_20_Font">
      <style:text-properties style:font-name-complex="Times New Roman1"/>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fo:font-size="10pt" style:font-size-asian="10pt"/>
    </style:style>
    <style:style style:name="ListLabel_20_2" style:display-name="ListLabel 2" style:family="text">
      <style:text-properties style:font-name-complex="Times New Roman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ListLabel_20_2"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ListLabel_20_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ListLabel_20_2"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ListLabel_20_2"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ListLabel_20_2"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ListLabel_20_2"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ListLabel_20_2"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ListLabel_20_2"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2"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2"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2"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2"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2"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2"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2"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2"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2"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2"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2" style:num-suffix="." style:num-format="I">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text:style-name="ListLabel_20_2" style:num-suffix="." style:num-format="1" text:display-levels="2">
        <style:list-level-properties text:list-level-position-and-space-mode="label-alignment">
          <style:list-level-label-alignment text:label-followed-by="listtab" text:list-tab-stop-position="3.175cm" fo:text-indent="-0.635cm" fo:margin-left="2.54cm"/>
        </style:list-level-properties>
      </text:list-level-style-number>
      <text:list-level-style-number text:level="4" text:style-name="ListLabel_20_2" style:num-suffix=")" style:num-format="a" text:display-levels="3">
        <style:list-level-properties text:list-level-position-and-space-mode="label-alignment">
          <style:list-level-label-alignment text:label-followed-by="listtab" text:list-tab-stop-position="4.445cm" fo:text-indent="-0.635cm" fo:margin-left="3.81cm"/>
        </style:list-level-properties>
      </text:list-level-style-number>
      <text:list-level-style-number text:level="5" text:style-name="ListLabel_20_2" style:num-prefix="(" style:num-suffix=")" style:num-format="1" text:display-levels="4">
        <style:list-level-properties text:list-level-position-and-space-mode="label-alignment">
          <style:list-level-label-alignment text:label-followed-by="listtab" text:list-tab-stop-position="5.715cm" fo:text-indent="-0.635cm" fo:margin-left="5.08cm"/>
        </style:list-level-properties>
      </text:list-level-style-number>
      <text:list-level-style-number text:level="6" text:style-name="ListLabel_20_2" style:num-prefix="(" style:num-suffix=")" style:num-format="a" text:display-levels="5">
        <style:list-level-properties text:list-level-position-and-space-mode="label-alignment">
          <style:list-level-label-alignment text:label-followed-by="listtab" text:list-tab-stop-position="6.985cm" fo:text-indent="-0.635cm" fo:margin-left="6.35cm"/>
        </style:list-level-properties>
      </text:list-level-style-number>
      <text:list-level-style-number text:level="7" text:style-name="ListLabel_20_2" style:num-prefix="(" style:num-suffix=")" style:num-format="i" text:display-levels="6">
        <style:list-level-properties text:list-level-position-and-space-mode="label-alignment">
          <style:list-level-label-alignment text:label-followed-by="listtab" text:list-tab-stop-position="8.255cm" fo:text-indent="-0.635cm" fo:margin-left="7.62cm"/>
        </style:list-level-properties>
      </text:list-level-style-number>
      <text:list-level-style-number text:level="8" text:style-name="ListLabel_20_2" style:num-prefix="(" style:num-suffix=")" style:num-format="a" text:display-levels="7">
        <style:list-level-properties text:list-level-position-and-space-mode="label-alignment">
          <style:list-level-label-alignment text:label-followed-by="listtab" text:list-tab-stop-position="9.525cm" fo:text-indent="-0.635cm" fo:margin-left="8.89cm"/>
        </style:list-level-properties>
      </text:list-level-style-number>
      <text:list-level-style-number text:level="9" text:style-name="ListLabel_20_2" style:num-prefix="(" style:num-suffix=")" style:num-format="i" text:display-levels="8">
        <style:list-level-properties text:list-level-position-and-space-mode="label-alignment">
          <style:list-level-label-alignment text:label-followed-by="listtab" text:list-tab-stop-position="10.795cm" fo:text-indent="-0.63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empfane</meta:initial-creator>
    <dc:creator>Thomas Schuetz</dc:creator>
    <meta:editing-cycles>37</meta:editing-cycles>
    <meta:creation-date>2013-01-14T15:01:00</meta:creation-date>
    <dc:date>2013-03-06T18:04:28.19</dc:date>
    <meta:editing-duration>PT45M</meta:editing-duration>
    <meta:generator>OpenOffice.org/3.3$Win32 OpenOffice.org_project/330m20$Build-9567</meta:generator>
    <meta:document-statistic meta:table-count="0" meta:image-count="0" meta:object-count="0" meta:page-count="2" meta:paragraph-count="45" meta:word-count="457" meta:character-count="3362"/>
    <meta:user-defined meta:name="AppVersion">12.0000</meta:user-defined>
    <meta:user-defined meta:name="Company">Schaeffler K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